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f17c0b"/>
      <style:paragraph-properties fo:text-align="center"/>
      <style:text-properties fo:color="#000000" fo:font-size="9pt"/>
    </style:style>
    <style:style style:name="P8" style:family="paragraph">
      <loext:graphic-properties draw:fill-color="#eeeeee"/>
      <style:paragraph-properties fo:text-align="center"/>
      <style:text-properties fo:color="#000000" fo:font-size="9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6cm" svg:y1="7.1cm" svg:x2="6.787cm" svg:y2="12.555cm">
          <text:p/>
        </draw:line>
        <draw:line draw:style-name="gr2" draw:text-style-name="P1" draw:layer="layout" svg:x1="3.562cm" svg:y1="9.405cm" svg:x2="6.7cm" svg:y2="8.4cm">
          <text:p/>
        </draw:line>
        <draw:line draw:style-name="gr2" draw:text-style-name="P1" draw:layer="layout" svg:x1="3.6cm" svg:y1="9.4cm" svg:x2="6.708cm" svg:y2="10.61cm">
          <text:p/>
        </draw:line>
        <draw:line draw:style-name="gr2" draw:text-style-name="P1" draw:layer="layout" svg:x1="3.6cm" svg:y1="9.4cm" svg:x2="6.704cm" svg:y2="12.739cm">
          <text:p/>
        </draw:line>
        <draw:line draw:style-name="gr2" draw:text-style-name="P1" draw:layer="layout" svg:x1="3.6cm" svg:y1="9.4cm" svg:x2="6.72cm" svg:y2="6.311cm">
          <text:p/>
        </draw:line>
        <draw:line draw:style-name="gr2" draw:text-style-name="P1" draw:layer="layout" svg:x1="3.582cm" svg:y1="11.72cm" svg:x2="6.736cm" svg:y2="10.639cm">
          <text:p/>
        </draw:line>
        <draw:line draw:style-name="gr2" draw:text-style-name="P1" draw:layer="layout" svg:x1="3.6cm" svg:y1="11.7cm" svg:x2="6.708cm" svg:y2="12.899cm">
          <text:p/>
        </draw:line>
        <draw:line draw:style-name="gr2" draw:text-style-name="P1" draw:layer="layout" svg:x1="3.6cm" svg:y1="11.7cm" svg:x2="6.787cm" svg:y2="6.456cm">
          <text:p/>
        </draw:line>
        <draw:line draw:style-name="gr2" draw:text-style-name="P1" draw:layer="layout" svg:x1="3.598cm" svg:y1="11.721cm" svg:x2="6.7cm" svg:y2="8.5cm">
          <text:p/>
        </draw:line>
        <draw:line draw:style-name="gr2" draw:text-style-name="P1" draw:layer="layout" svg:x1="1.222cm" svg:y1="7.112cm" svg:x2="2.846cm" svg:y2="7.092cm">
          <text:p/>
        </draw:line>
        <draw:line draw:style-name="gr2" draw:text-style-name="P1" draw:layer="layout" svg:x1="1.237cm" svg:y1="11.636cm" svg:x2="2.861cm" svg:y2="11.616cm">
          <text:p/>
        </draw:line>
        <draw:line draw:style-name="gr2" draw:text-style-name="P1" draw:layer="layout" svg:x1="1.222cm" svg:y1="9.391cm" svg:x2="2.846cm" svg:y2="9.371cm">
          <text:p/>
        </draw:line>
        <draw:frame draw:style-name="gr3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138cm" svg:height="0.689cm" svg:x="1.402cm" svg:y="11.06cm">
          <draw:text-box>
            <text:p><text:span text:style-name="T1">x</text:span><text:span text:style-name="T2">3</text:span></text:p>
          </draw:text-box>
        </draw:frame>
        <draw:frame draw:style-name="gr3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custom-shape draw:style-name="gr4" draw:text-style-name="P4" draw:layer="layout" svg:width="0.794cm" svg:height="0.794cm" svg:x="2.778cm" svg:y="6.739cm">
          <text:p text:style-name="P3"><text:span text:style-name="T3">i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94cm" svg:height="0.794cm" svg:x="2.778cm" svg:y="11.263cm">
          <text:p text:style-name="P3"><text:span text:style-name="T5">i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94cm" svg:height="0.794cm" svg:x="2.778cm" svg:y="9.018cm">
          <text:p text:style-name="P3"><text:span text:style-name="T3">i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94cm" svg:height="0.794cm" svg:x="6.721cm" svg:y="5.821cm">
          <text:p text:style-name="P3"><text:span text:style-name="T7">h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794cm" svg:height="0.794cm" svg:x="6.721cm" svg:y="10.248cm">
          <text:p text:style-name="P3"><text:span text:style-name="T7">h</text:span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794cm" svg:height="0.794cm" svg:x="6.721cm" svg:y="8.035cm">
          <text:p text:style-name="P3"><text:span text:style-name="T7">h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94cm" svg:height="0.794cm" svg:x="6.721cm" svg:y="12.462cm">
          <text:p text:style-name="P3"><text:span text:style-name="T7">h</text:span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6" draw:layer="layout" svg:width="0.794cm" svg:height="0.794cm" svg:x="10.506cm" svg:y="8.399cm">
            <text:p text:style-name="P3"><text:span text:style-name="T3">o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794cm" svg:height="0.794cm" svg:x="10.506cm" svg:y="10.606cm">
            <text:p text:style-name="P3"><text:span text:style-name="T3">o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layout" svg:x1="7.551cm" svg:y1="6.273cm" svg:x2="10.6cm" svg:y2="8.6cm">
          <text:p/>
        </draw:line>
        <draw:line draw:style-name="gr2" draw:text-style-name="P1" draw:layer="layout" svg:x1="7.546cm" svg:y1="6.283cm" svg:x2="10.6cm" svg:y2="10.7cm">
          <text:p/>
        </draw:line>
        <draw:line draw:style-name="gr1" draw:text-style-name="P1" draw:layer="layout" svg:x1="7.545cm" svg:y1="8.423cm" svg:x2="10.5cm" svg:y2="8.8cm">
          <text:p/>
        </draw:line>
        <draw:line draw:style-name="gr1" draw:text-style-name="P1" draw:layer="layout" svg:x1="7.522cm" svg:y1="10.643cm" svg:x2="10.5cm" svg:y2="9cm">
          <text:p/>
        </draw:line>
        <draw:line draw:style-name="gr2" draw:text-style-name="P1" draw:layer="layout" svg:x1="7.545cm" svg:y1="12.845cm" svg:x2="10.6cm" svg:y2="9.1cm">
          <text:p/>
        </draw:line>
        <draw:line draw:style-name="gr1" draw:text-style-name="P1" draw:layer="layout" svg:x1="7.522cm" svg:y1="10.688cm" svg:x2="10.5cm" svg:y2="11cm">
          <text:p/>
        </draw:line>
        <draw:line draw:style-name="gr2" draw:text-style-name="P1" draw:layer="layout" svg:x1="7.499cm" svg:y1="12.914cm" svg:x2="10.5cm" svg:y2="11.2cm">
          <text:p/>
        </draw:line>
        <draw:line draw:style-name="gr1" draw:text-style-name="P1" draw:layer="layout" svg:x1="7.5cm" svg:y1="8.4cm" svg:x2="10.5cm" svg:y2="10.9cm">
          <text:p/>
        </draw:line>
        <draw:line draw:style-name="gr2" draw:text-style-name="P1" draw:layer="layout" svg:x1="11.276cm" svg:y1="8.8cm" svg:x2="12.9cm" svg:y2="8.78cm">
          <text:p/>
        </draw:line>
        <draw:line draw:style-name="gr2" draw:text-style-name="P1" draw:layer="layout" svg:x1="11.276cm" svg:y1="11cm" svg:x2="12.9cm" svg:y2="10.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7:50:32.067840596</dc:date>
    <meta:editing-duration>PT59M23S</meta:editing-duration>
    <meta:editing-cycles>14</meta:editing-cycles>
    <meta:generator>LibreOffice/5.0.3.2$Linux_X86_64 LibreOffice_project/00m0$Build-2</meta:generator>
    <meta:document-statistic meta:object-count="38"/>
  </office:meta>
</office:document-meta>
</file>